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DP_TCU-D112185-02Jul24_070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pd1" office:value-type="string" calcext:value-type="string">
            <text:p>codigo_orgao</text:p>
          </table:table-cell>
          <table:table-cell table:style-name="pd1" office:value-type="string" calcext:value-type="string">
            <text:p>localizador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HWKELG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RVGPC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GMGWIA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JZPYFR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GEINVT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IINRTU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GDGMAC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QZKNG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JYZEPC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NJSIO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EMXECF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HQGYK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HZNQGK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DCIVWH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EKZHDG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IHQXN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UIXTT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DBEVZN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IPTIZ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CTZJP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TRMNV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FXRGKQ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INQEDF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DMXDPW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RJRR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RLZC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FZMPCX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IKGPGT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BXWQD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SVUJO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YMEMVG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FSHMYY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YMVMCO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IHQLGC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JCCTWR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JEAFAD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LRSRLI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LTWYKV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HMIEP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FPEHP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RW9Y9K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RJFMVM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D1B8B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LJGPSZ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PDZNKB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JQI24B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EW4NWK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PTNJH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LBKJNI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IGFKT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HRFOU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HOPFJ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CWNTHM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LDCFDR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LPHYA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KDWHY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KNIJUG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YELCMX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YEOXWR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YDCCOM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SCEY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RUWFB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IBWGKN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GOJGMY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ELJPGU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HHBSTX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KVZA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KBSHY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CJTMK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GTRDZO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BNHDB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XZGHJ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LPKSPH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WLFNSD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HTFVSU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JKCRST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DVZHMV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FJTRTE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string" calcext:value-type="string">
            <text:p>CXRCFB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string" calcext:value-type="string">
            <text:p>JFSIVP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string" calcext:value-type="string">
            <text:p>EANKLO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string" calcext:value-type="string">
            <text:p>NKTXGG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string" calcext:value-type="string">
            <text:p>GMPHYR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GEDGDU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JQDSVP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IBTRMS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GNEXUZ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EJGIDN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EJZUIV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FERKHO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FFOHFD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EOWPEF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FBAXI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JCTMQS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JDZOQW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CVTSQE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UGILO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FITHKB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HRSDZD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FBZIX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ZLWHI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VUOYE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WTTJZL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LZTFL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UFFE2V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KLVWP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WRKSQF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GFMUQZ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TXAAB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CQANJD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EHZQUX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ISPKP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KAEMPB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VGMIO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KDMTFA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RZTSX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SHQPXG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SYNTP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GKEFYW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MDYMDG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JURCZ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NPQSZX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EMQJFT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HHIAKV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HQLPQL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CQY4TR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RWAAC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ULXXV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IUTRUK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EJYBUM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WI5RR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PUCN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ZULJ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QVRX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VRHZ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FNADQ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IMNY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IGAO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UDIH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HZVP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WZYM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VXIZ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YSFV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GHVC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MCFX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ESAZ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NHBH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JMVO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NKVG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XWVU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GZWK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GIYD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RIFL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IBXQ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PMGX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CXHZ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HQUK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YDWT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LOUZ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ENOD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VEHJ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EJIT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SKWL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KAAN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OYUN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XYJS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SCBY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LWMS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PGWZ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XPDN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YDIU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LMQG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QJPG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CPGG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SMFK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YVVB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BJVF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YJDF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PKXO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YIXR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HZKR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FMHL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EGWZ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QAKZ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QRUR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RQAF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CPPI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ERKF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YFUM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VDKD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FDXJ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YIKN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CRTR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JSOO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AGOX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OCME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ZAER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EQVR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KWVH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RPKX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UEWR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LBIY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PHTZ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IUPE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ABLH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UHDA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LUWH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VAQD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GJLB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JBPC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WDLD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SNHC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BORG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EONQ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NGJX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BJKP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XPNN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LFZI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XROJ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NYEH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JKKO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QMQL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RXWR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NZIF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LXII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KOSO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UAMG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RMZQ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UIOJ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QZGP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BIQU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MNMJ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TMQA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SMSR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WBBT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NEIP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DGKK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QZYO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KAUV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LVKS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ZXWF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QSWA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UKJQ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LVKO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RUIM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MKCV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TYLA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BJRK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ZCTH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QUPO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JESZ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DTNZ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OCAT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PPSD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KLEW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EEAA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YYCA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ZNOP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TNNJ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RGIU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EYMZ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PFAY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SPUK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VSEF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RIDM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GTAW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DIJS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BCOY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RYPE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AQVO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ZLCC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FLJQP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IZJ7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ZD1GG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PAYB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PM4GM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PKYJ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R67X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BXRR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JJHJ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RCQA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FJQ7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NPYW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URPT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LGCH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DVL2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BRFJ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GTFF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LYWJ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LQQK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GCQQ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EE12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CUZW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NU6T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W526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VHAC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I34M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PWJV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TD61X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QMFKM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VFT1V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I4SF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W92S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MLTA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RZKM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OZOI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TJDZ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PCSM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LGIV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RQOQ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HDNE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HGZP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JZGO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XNBQ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ZPQC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PODJ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PSOL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TCVJ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USFQ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DDKH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BBUG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UXJP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NLFF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KKSX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MRVS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XARF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SZEF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UFFN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FOHJ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TJTD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PENA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GDWY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FLOE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QCNT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CBLL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QTHY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JHEH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WXLU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YTVG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TTNV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ZTVY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IRNY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GCSK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ODRG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ALXP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EYDM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KGUT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JSGS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VXHU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SBOA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KJJO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UEFO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CXAF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XIEW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VYXO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Q5C2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UKJJY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DLKT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HVPK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CANP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TWSJR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CYHQ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FVPS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TK25S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GGDP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FNDFK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QMKBR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K39R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MQSP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PJEK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FQLDT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FY8R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MTLY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HYB3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UUBK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LFMX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FPPBJ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CPSI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XIPIQ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RVMC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J78K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XGPD5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IKV5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FFSM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IBWS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ZQAI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MZSU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XPBG2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SJEJ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N32Q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IDLF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E554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E5RK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HBLF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FQSYD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R4RV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RHD3U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MV2W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RTCU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QZ58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GDJNY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ZGZ79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PY22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WMCU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GPNZ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RECI3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RCTP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QKGY5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IKNS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ZMZTV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QBLF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XGCWQ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QF39M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RQGB4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QULQ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K1F2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TEN23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TGTKK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FCHS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PWBYJ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EPBCY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K6PG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NWCN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PK7LU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QGRWG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HPIYV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VQQ6F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UJTV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JIG6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KTIT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YDKMM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IUDF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XHQWP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KTIV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SMRT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KUJR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UQXG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P3R6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TBOK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WZAZ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IPNG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VAFDT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NLZG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UTWL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HTJZ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SXCF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WHEO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TFGG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OTZG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TXXT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NNVGQ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WSNL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SHZCDN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BNKP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BOUHP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IUROX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KCIJTD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JMMBRR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KOHA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MBNKC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MQAE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NJTU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AXTW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TACI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DWID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IFJOX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QYJJY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JUVY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TKCKW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VMFLA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WFML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AXCOK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VTZIZ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PFMSU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BAFV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HXZF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NWKUJ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LBVW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COXL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GZMTL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YONLB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AQOG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ACHY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MSZQH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LQPYS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XMOQM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KWFXQ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KEIOO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WJCLF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CXTRNG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WEJVUV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LCPQAE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AFWQ2C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OFWTVI</text:p>
          </table:table-cell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PGQ4GS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JEMNFL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SDVTAV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EWG28U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ZKBTMZ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CNU8SK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EIG7WM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KUKIPD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KUZZMI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OBWRTG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OCMCNU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LPBRRH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VWRY3X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GPWMQU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SXTNUG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GRQRPS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SZITLR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AWXZFS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HUYLVT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DPTSJA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SZXXXV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IQVTIB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IRCNEZ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DOXNQH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NJZI4J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MMRPXW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YCWTAP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SRVLGW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STKKOR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HRJQCC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HSIBPB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COLEIS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WWJZZR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LCBDKY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WXHCQI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JUXZGE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YQPNGH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JUWGUU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YQOIKY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GYEKSH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JTKYYU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JTGZRR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WDLRWY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WALGHP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YEMWKJ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BF3LXV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PPTSXH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AJ7ESJ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UG2VWI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JNPG2X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UJKYFZ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IKES6T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UNBNHA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DLL1JQ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MNF9QN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GKMJWV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STYIFN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CCVIJY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ZR8M3R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IXKLWZ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NHBXUV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KAUISC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YYWBHP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KCAGPE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YXOZJA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KFZWCO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OJMLSD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DQT4PB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IKW22D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SKVYTW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KDHORA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LTJJJN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LDLQAU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OMDPBJ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DKG7TG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SXZJDT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CBTLYM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EKETUG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EITUVK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GPNVIV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BD62GL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HFNTYV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LLAXDN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UMLRHQ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HL897Q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UFBGRY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HTTZKV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NLRRZN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HEMHNN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HEMTJY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IBUYJW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LVPOPY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JWPFVX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RFZ5JY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FNXIIH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RKI5KW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XH87H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DSUEPF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HBUDSL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DNGJVP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DVGHNG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DSQNOQ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GIEPMY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SUFFCY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YGFRBG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IMAYBC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IMMDXT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DJTIPW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NGPEK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EXXBEU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JTJQWI</text:p>
          </table:table-cell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ESUOJQ</text:p>
          </table:table-cell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KJGCXS</text:p>
          </table:table-cell>
        </table:table-row>
        <table:table-row table:style-name="ro1">
          <table:table-cell office:value-type="float" office:value="13574" calcext:value-type="float">
            <text:p>13574</text:p>
          </table:table-cell>
          <table:table-cell office:value-type="string" calcext:value-type="string">
            <text:p>FAQFCM</text:p>
          </table:table-cell>
        </table:table-row>
        <table:table-row table:style-name="ro1">
          <table:table-cell office:value-type="float" office:value="13574" calcext:value-type="float">
            <text:p>13574</text:p>
          </table:table-cell>
          <table:table-cell office:value-type="string" calcext:value-type="string">
            <text:p>STOUYB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HJUVRY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HLOPTY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JJQCRJ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OKPUYW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EOMLEP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LTJRPT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HMQQUT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LTZINB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GJTCUW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MR3KMR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KOLQAC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YKSWER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YEAENF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EMQ2MN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OMYDVD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CEWF6F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SIGXFJ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MGKCDF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WTITAJ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SEUWWR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YWCANU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NPUBHV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SHXABX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HIBGMR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MBMXIH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CNNKKQ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OJAYAW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CLWUYA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OBYBYU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EKLUIR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WINWDT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GPGTAK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MDXLCS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ABWCHM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DKWQEJ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WHZNET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WKDAMM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DAWCRF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WKEYBE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IH28FP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KR1HUR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JPEHPH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LM36QD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VN6GFA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YFRC4V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FIYDGV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GGAORC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SJ6HGM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SPNRFH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AQXZYX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LJVLVD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EUXFUM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KVSXVM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CGABFV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KVISVT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FZNUJW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IPCJHR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FPAZLZ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LTASNV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ENHQXY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SEMYSC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ATIRCZ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KHMYRL</text:p>
          </table:table-cell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FMFLKK</text:p>
          </table:table-cell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LQRSKD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FN7UXN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OLR4MD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UJGWXM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VKR9YJ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ONQUXN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VLNJMT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CLEWGQ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RG5GMV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BLZ6GD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JL8S2Q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CMCFGN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VG6YNI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KPQVGE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TJTJNZ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AQ6RRR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FJWUKW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AMHWGF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CPQNSE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WXDUIC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WYZRHQ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CFUJTH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IYIAKI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LDTLLH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OPKYYD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FRQXSA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FWPAIY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  <table:table-cell office:value-type="string" calcext:value-type="string">
            <text:p>DFZLSS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  <table:table-cell office:value-type="string" calcext:value-type="string">
            <text:p>JNWMCV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  <table:table-cell office:value-type="string" calcext:value-type="string">
            <text:p>LHEEZK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  <table:table-cell office:value-type="string" calcext:value-type="string">
            <text:p>WLXFPQ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SBNXNN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SCKYRO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PGZPPV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XJWQ7J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MVTBJP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SFXAUK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IJJYON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KCRFRL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CKCTHF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LNWUKB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CLGXAJ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DTXCDN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CJCVAP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LNVDHU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DRKNQU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OZQYJY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DPWOXG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OWORYT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EFKULP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OTFCFF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CGZPHV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CILXDR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CDVUBH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YQEALH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ISLVGI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NQERVC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IUENQT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NNRTUA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IWBJRT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LERQBP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LUALUF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OATDOQ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GJIBLT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GJUUVB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HQQNJS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WWZNDN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HNVWUL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EJTFZ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KTHXTX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KTTTBV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JPVKBO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EWFEO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HNRJNK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KSSGS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JTRBCQ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YQDBPY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NGKBZ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RCDND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FDZMMZ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KTZJZZ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EM31WQ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TFQE2F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IKCQGX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ZSNNG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LASWFC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SMK1FQ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CPGBNE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YW47VA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EVIOGE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IWJSWM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YBOUPS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EOVDZX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HLCQRE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GWETD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YWTHJZ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FFACX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MILPKF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DETAJH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HWQLUQ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HWFDVV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IPZXUA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AKVBQW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LQSDWV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KMNJTA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VG9B6F</text:p>
          </table:table-cell>
        </table:table-row>
        <table:table-row table:style-name="ro1">
          <table:table-cell office:value-type="float" office:value="86565" calcext:value-type="float">
            <text:p>86565</text:p>
          </table:table-cell>
          <table:table-cell office:value-type="string" calcext:value-type="string">
            <text:p>GNLL5X</text:p>
          </table:table-cell>
        </table:table-row>
        <table:table-row table:style-name="ro1">
          <table:table-cell office:value-type="float" office:value="86565" calcext:value-type="float">
            <text:p>86565</text:p>
          </table:table-cell>
          <table:table-cell office:value-type="string" calcext:value-type="string">
            <text:p>SVCVVH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FKVCZZ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FMPQAN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NEUBOQ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YBLUPY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CQLNYC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FMOPOK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NEMLYI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COCFJK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NERJEU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COGFFI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SBNJDW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EL61ST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LJMRGJ</text:p>
          </table:table-cell>
        </table:table-row>
        <table:table-row table:style-name="ro1">
          <table:table-cell office:value-type="float" office:value="301327" calcext:value-type="float">
            <text:p>301327</text:p>
          </table:table-cell>
          <table:table-cell office:value-type="string" calcext:value-type="string">
            <text:p>KJUK2G</text:p>
          </table:table-cell>
        </table:table-row>
        <table:table-row table:style-name="ro1">
          <table:table-cell office:value-type="float" office:value="301327" calcext:value-type="float">
            <text:p>301327</text:p>
          </table:table-cell>
          <table:table-cell office:value-type="string" calcext:value-type="string">
            <text:p>NEJDTL</text:p>
          </table:table-cell>
        </table:table-row>
        <table:table-row table:style-name="ro1">
          <table:table-cell office:value-type="float" office:value="301327" calcext:value-type="float">
            <text:p>301327</text:p>
          </table:table-cell>
          <table:table-cell office:value-type="string" calcext:value-type="string">
            <text:p>WSSKZK</text:p>
          </table:table-cell>
        </table:table-row>
        <table:table-row table:style-name="ro1">
          <table:table-cell office:value-type="float" office:value="301327" calcext:value-type="float">
            <text:p>301327</text:p>
          </table:table-cell>
          <table:table-cell office:value-type="string" calcext:value-type="string">
            <text:p>YPBCHD</text:p>
          </table:table-cell>
        </table:table-row>
        <table:table-row table:style-name="ro1">
          <table:table-cell office:value-type="float" office:value="301135" calcext:value-type="float">
            <text:p>301135</text:p>
          </table:table-cell>
          <table:table-cell office:value-type="string" calcext:value-type="string">
            <text:p>QP5SKX</text:p>
          </table:table-cell>
        </table:table-row>
        <table:table-row table:style-name="ro1">
          <table:table-cell office:value-type="float" office:value="301135" calcext:value-type="float">
            <text:p>301135</text:p>
          </table:table-cell>
          <table:table-cell office:value-type="string" calcext:value-type="string">
            <text:p>VCQ9KR</text:p>
          </table:table-cell>
        </table:table-row>
        <table:table-row table:style-name="ro1">
          <table:table-cell office:value-type="float" office:value="300705" calcext:value-type="float">
            <text:p>300705</text:p>
          </table:table-cell>
          <table:table-cell office:value-type="string" calcext:value-type="string">
            <text:p>ELOHZX</text:p>
          </table:table-cell>
        </table:table-row>
        <table:table-row table:style-name="ro1">
          <table:table-cell office:value-type="float" office:value="300705" calcext:value-type="float">
            <text:p>300705</text:p>
          </table:table-cell>
          <table:table-cell office:value-type="string" calcext:value-type="string">
            <text:p>GQLLZA</text:p>
          </table:table-cell>
        </table:table-row>
        <table:table-row table:style-name="ro1">
          <table:table-cell office:value-type="float" office:value="300705" calcext:value-type="float">
            <text:p>300705</text:p>
          </table:table-cell>
          <table:table-cell office:value-type="string" calcext:value-type="string">
            <text:p>BEEC9V</text:p>
          </table:table-cell>
        </table:table-row>
        <table:table-row table:style-name="ro1">
          <table:table-cell office:value-type="float" office:value="300705" calcext:value-type="float">
            <text:p>300705</text:p>
          </table:table-cell>
          <table:table-cell office:value-type="string" calcext:value-type="string">
            <text:p>LGJ64C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WK16YM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WMRFOC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JIBS6Z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MBZAHN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CSKDAN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OMLSJI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YDBPWY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MVMQBU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NGEXUH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OGGUKP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YVCVXH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KZRAON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KZTJKE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KJNESC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KZARDH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ESAGTJ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IZVOBE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EVSDZL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EXBWZW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EZPMSL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KBVXOM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MXADJI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AMXTLI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FTWGKW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FYWBXH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SLHCLD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HEQQEQ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WRUAJF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DCQFDO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NZKTQ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YTPQC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WEZYCF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CQDJJU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JFQKTI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FJXDKX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FQAXAH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ASRNXW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OKWWVB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FNMBIZ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FOCMSH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JJFCLU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QN1J6N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SFFDEZ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EXCDCT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BRVSA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IAZRMK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IKFYTV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AKB2HT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OEDRQA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ILEPUT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PLHYH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LZC2Q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NVWAA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PGHFNF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KKNPHR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JIGZKJ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ONBROL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ANYEDU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IZUXCZ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EAOLIK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KHXWJ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MRIYB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GMCDV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HCCGYE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KSMBRQ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KVATHF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LIRHQR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SLPPDN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YQXYTR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CADQFA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HKS75D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YONHQT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LPY6PH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YQDTLX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YQPULP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BLS1MQ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DHUAIP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SKCWMF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AJDORS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FUBRIU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ALAMN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CSWEO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CYNOP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IMWWKN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YWKNPN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AWAVSU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EDZZTB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EGJVTP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ZQGWSH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JXIXC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SVMLEO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EQHFXR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WXTYAK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KMZFWN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LXPGHG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EMXEVZ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VIIBI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SWOACZ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HGQYEL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LOFTWA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GUYBQE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MAGJCM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LOWECA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NVYPZH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WTTXOF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ANPEXX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KKXHWC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DVOWMJ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LEZFEA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IKGIEH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JDODYW</text:p>
          </table:table-cell>
        </table:table-row>
        <table:table-row table:style-name="ro1">
          <table:table-cell office:value-type="float" office:value="73013" calcext:value-type="float">
            <text:p>73013</text:p>
          </table:table-cell>
          <table:table-cell office:value-type="string" calcext:value-type="string">
            <text:p>DEFNOG</text:p>
          </table:table-cell>
        </table:table-row>
        <table:table-row table:style-name="ro1">
          <table:table-cell office:value-type="float" office:value="73013" calcext:value-type="float">
            <text:p>73013</text:p>
          </table:table-cell>
          <table:table-cell office:value-type="string" calcext:value-type="string">
            <text:p>WGFDAE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EIFBYM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SZKSJM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AVZTER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OUDJBD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NJZYOB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AXHPTZ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FJMRBT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CNRXWT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TP3L5H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CSBYBQ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JP2Q4U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LHXLAL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TFFD2V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FZKJRG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HAVLNX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HDEXHB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APDDTP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ATGJGF</text:p>
          </table:table-cell>
        </table:table-row>
        <table:table-row table:style-name="ro1">
          <table:table-cell office:value-type="float" office:value="34891" calcext:value-type="float">
            <text:p>34891</text:p>
          </table:table-cell>
          <table:table-cell office:value-type="string" calcext:value-type="string">
            <text:p>WGQNSI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HSTWLL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YJRKKZ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DMNFAC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LWLQVH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IJPEMU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SIQDOF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JSZKQY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KNFOIL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MBPBKN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NXJTFD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OYIEXJ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OZXKWN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HMRNQQ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LSMXBD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ODQBDV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OEEEVL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AGBPBN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CENRMO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HDXLZU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LQXHBG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GIQFEF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IFPFUV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EFMOQL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LODGCD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HAKQSO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HQV6JB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HVIHGR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SDYCFV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FMMCDE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JHMPSL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DKGFHU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WHCEGS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CMGRDT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OZZBCS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MP518U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WJ6C3Z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KMI98N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XDPHYB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AEIDNT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CGAXNO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CEZCTW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WGJ5PV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CFYEYF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IWRXTF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CIZNHM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WDUHFT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WRQBTC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YDRAJV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KBSNGL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KDQAJP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OOJCWQ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LXQHPI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YLRSTD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LQESOC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NYCCSL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EQHJNL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LSOFOR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HETKXY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IUMCQ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LHGQC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GKYRPP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DJCU8G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LQ6P7R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WNOOIR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CGUSMP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KUPGB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GMPTEP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KEHGNY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UMSV7A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RKEUN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XQDFZ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VMDFD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QLUIH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IJVZFW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WNJIJ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EODICW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WSIMDV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EPEGGU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HYECU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DCAEZ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GQIIMN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HEUURW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HHGUO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GH1JJC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YCMT2B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GKDKIT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WPLBVQ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XDFMI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ZPTYZ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ZDFTE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ZXBC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ILJGYB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OAZH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FKZRG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HMK2PA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JDS5KL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UAKFP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CBEPOF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LYUNHG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LLNBQ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LLSWB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ELRJPF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IANLWI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ELROTY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SIVGH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GRVBNT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WHEBQQ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LKCCKD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YAXWSM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CHMZKX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ZK2V8J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DLHCWR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NHCYOZ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JADDET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WRJKDC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NHCEEP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NFNYLX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CPQPWV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AARZG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ABXNJ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AZSWG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LYXBOX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KBXUL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GDKCEO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MMEGW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EWQLFC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JVAMBZ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EWHDUQ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IEUHJR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EWEHDB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JSLHGX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IGUMDT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IHDUGE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JFMML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KSYCE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GAMONB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NSFZY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GCGPXY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KPRSHA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WICTN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HWDV8H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JZVLWX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HEQJP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WPGBW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WVRLI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AILZT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BNVUN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HZMVEG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WGXTGD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NFPZ6F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ONUAWU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GPOPWZ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WFLAVT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LEHKMF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LFSD2S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EMBYRP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BCREE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CTPDYC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GBJEFI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WOJJWP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YMDYEY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CUDRDK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FBGGR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ILORL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OUEULU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SOFZRM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DKNDMN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IPXCUK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KNCRDE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MMLYXM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FFPARP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FGCNMS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LTZXUK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AUCEVS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FNJ43X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FORAYS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SESJYA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CVBEJO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KEHWJU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OPDRUY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YLDP9T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HMDKSN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KMLENA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HMQRHI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OMEM3N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HKGIXY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UN9CRQ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AEBWLC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DMTHKL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LWWXVP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SG2SGV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DELHXZ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HMMNMA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EFUIPF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SL3KGG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DEWB6F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GHEEMP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EXLMXU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YETKUL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KFENVM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KHZTKZ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FFPRNF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NRQDGH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QBH5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AJTVG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FLVR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XI8GXC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ZIR58M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ZWEH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KVUJ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HDLGKH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FMHG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ZFRH3V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KSABO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SSYX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EFIV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WFM2GI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IFIGU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IGLGIU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HWQW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KCGBF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YOAPB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OEQH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UJAS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MJZVMF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VDDNQ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MMASOC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IOIV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ZJWE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WMYNY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QOYFY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WZDZ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PGY56S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MN2YNA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PXOJ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CNIHQ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EAJCD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BROYV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TSDAS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TZQT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IISM7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QKMM2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LKPNH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RWGNU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WARPY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HJLR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WINSQ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TPVC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FXXB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WRITMG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SDASI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QVQI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RSJJD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NCBU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KNQU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YQYBNP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K32Q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WCKNT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EYHHY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VXRJD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GGHFC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VNPMGN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IKURWG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RJTFM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QFSQ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MUS2N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WGXFO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NSYBD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PKTTX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N2UNA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UESNJL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GKNMY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PKTP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SNLUI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PVAMA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DZKI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WIIOP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FEGL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AQXT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QUUF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KK7RN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LSQM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OBOV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HPCH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QVLW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HK9VR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TLUN4Q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PJCX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QYNJ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RJISP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PDVLM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QBODM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GYZCH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OIRJY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SBZAV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POIWG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HCBC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NRNH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RXDRF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WHJK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JAKZQ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BGIR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K7RF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ASTUD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EPXSVW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GZXWU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ALNVGV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HCLH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SOLS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MNQCTH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HWDDPD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QTMS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BBFQV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HWCYI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JDAYPT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OEWVRR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LABDX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ZNINN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AFZSOL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DIZYZ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RLDNQ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SKTHF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ADREDU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FVGM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GDAIWN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MNXOJS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NDFIA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QJNDP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IEWEEJ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FPOIUI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LXMMMU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NWTOYE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FFVWO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IUBXVM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FDMCU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NLJCK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OKTIP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XVBQM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YOWRZ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NIVXVK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NZGTM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COESAF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MSZWVD</text:p>
          </table:table-cell>
        </table:table-row>
        <table:table-row table:style-name="ro1">
          <table:table-cell office:value-type="float" office:value="219924" calcext:value-type="float">
            <text:p>219924</text:p>
          </table:table-cell>
          <table:table-cell office:value-type="string" calcext:value-type="string">
            <text:p>JRKGZE</text:p>
          </table:table-cell>
        </table:table-row>
        <table:table-row table:style-name="ro1">
          <table:table-cell office:value-type="float" office:value="219924" calcext:value-type="float">
            <text:p>219924</text:p>
          </table:table-cell>
          <table:table-cell office:value-type="string" calcext:value-type="string">
            <text:p>JVCOQQ</text:p>
          </table:table-cell>
        </table:table-row>
        <table:table-row table:style-name="ro1">
          <table:table-cell office:value-type="float" office:value="219924" calcext:value-type="float">
            <text:p>219924</text:p>
          </table:table-cell>
          <table:table-cell office:value-type="string" calcext:value-type="string">
            <text:p>NBHSOO</text:p>
          </table:table-cell>
        </table:table-row>
        <table:table-row table:style-name="ro1">
          <table:table-cell office:value-type="float" office:value="219924" calcext:value-type="float">
            <text:p>219924</text:p>
          </table:table-cell>
          <table:table-cell office:value-type="string" calcext:value-type="string">
            <text:p>ABOJBV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VMRGRQ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IMSORQ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NNCUIA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JVRBQV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MLHCST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CJQEGA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QJ9QRM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JHTDMM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SNROPG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KUNRFM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DJKDBW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FQFISG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CALMQH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XFBPHY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DFQHIS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SLNVAM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HQEJUG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IRJJQM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EKIMOU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IBTUCD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IVKWHN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JKDJZT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KYFCNA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AWQDPH</text:p>
          </table:table-cell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GVAUPK</text:p>
          </table:table-cell>
        </table:table-row>
        <table:table-row table:style-name="ro1">
          <table:table-cell office:value-type="float" office:value="309353" calcext:value-type="float">
            <text:p>309353</text:p>
          </table:table-cell>
          <table:table-cell office:value-type="string" calcext:value-type="string">
            <text:p>CFZMYC</text:p>
          </table:table-cell>
        </table:table-row>
        <table:table-row table:style-name="ro1">
          <table:table-cell office:value-type="float" office:value="309353" calcext:value-type="float">
            <text:p>309353</text:p>
          </table:table-cell>
          <table:table-cell office:value-type="string" calcext:value-type="string">
            <text:p>JARJZW</text:p>
          </table:table-cell>
        </table:table-row>
        <table:table-row table:style-name="ro1">
          <table:table-cell office:value-type="float" office:value="309353" calcext:value-type="float">
            <text:p>309353</text:p>
          </table:table-cell>
          <table:table-cell office:value-type="string" calcext:value-type="string">
            <text:p>MHMMOT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ERJIXN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JPDBON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IVECUR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KKFC5T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CMXLCM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GHWLGX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FCQPXK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HIU39J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MNEVON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SLLTXO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OGIYLS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OGYVPI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MRDKVM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SLTCIR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SMGTZX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YPKBUN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DJGQXR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KRITIH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GPJXNV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ODQFYQ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DGBWEK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PII38M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CAQUSM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YOFRDW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WKYPQY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WMJNLZ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IWOWUO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CIPKKW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NQTGNP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NWWFPK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GVNIIM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MBMTZE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GUYIDH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MAIKDB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EQ98HR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EBK8Y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IWZSEH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WVESQP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WVFZEQ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LZVMOI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XGLVQV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LYKFHO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FRFAR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ADBT8Y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R7IHR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CIE88J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TH1B4C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MWZWRI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XD6EYR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KEFBYL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XMCD6Q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IMAYWZ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WRWBSW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PL2JFT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ZM9VNT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QW7N4X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VH16NF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NPXVPR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WUROGV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PLS8KD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QL8EFT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KKZSWJ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YPYI6H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WWITVZ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YCSKGZ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HJJ6SJ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JOUKVL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OXMBIM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OXZNIB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AIQCHJ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WPNUD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RHCT3P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WPAOOO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EGRVSL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EHCAGH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AJEJHW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VDDGPB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FF9HJV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IL36MT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AWPTE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DTUES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YCRJYG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YEOVYL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IZKISG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KKFUNR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MTAYRP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ENFTX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KVXAZU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SN2ITQ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WK7UHJ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YAUTMQ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BJLMW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SGIHJF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MVNMDJ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YFUD3V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CHU9MM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GLYHJD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WJCAZD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FJXRSC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MTJESO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OSKYX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SFJGBL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CMUMCH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HCBFLI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ISYUJJ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YFAIA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EUNKAR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IOBAI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LKMCTI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EZZGQ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IZDDOI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JRDOIW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JPSJUW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FPWHK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EJQUMG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GNYFIW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YWUUIN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YWYICX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MKKDWW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YBMNKD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IKHACZ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SHHWAG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EJNZAL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TOZWI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EMHYVX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SZGKZU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ICSDBV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UCXHF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RGB62S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NSXPZZ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ZQ5I3U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LQCWNE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GII56J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CHTVEP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FOBTDD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YHFY5C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WEDQYI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YRRZPL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LBOOQL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MUILKC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GRLILY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GWIRLK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KWIUPE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YSWIUQ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OJRQSJ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SINGSP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EOSVPB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MCBSFM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WSJHNZ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HMBQCU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PQVUXE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CQKUOW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MTRNOO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CYCTPB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YBDNND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FCORFL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GXHKBT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NXZODX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WHCONH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EONWYB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MCTFAV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NSVTSR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FLRXMS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OPSRKX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CTSSGV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YLYPIQ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GACDXS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FSDMHK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LXBSCX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YWNJUC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NOVFXX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CUSRGV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WQSDYX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OKGQNL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OLMLOM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DNKLTO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LHIASC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SQREPD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IYNJRL</text:p>
          </table:table-cell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JCLFCV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CYEPZQ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WDQZXO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HVXYTP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SWWIZS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YQIBJE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AQJUDN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KJPURP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AGBTFE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KKNAVZ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ADHPSN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KYFQWE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ABDSZP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JNMBQM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ENSWMP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YYGELL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NOKEUV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NPNDFW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LG53HF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LORHNR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EWRNYU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STNUPH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YFCQFQ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YHCTVG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GIXNIA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SRRJVA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GDWBIN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VNSEPN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YXMTIH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OUGHRG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SBKRBY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INIJDW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IPCIAI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FVUQZT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FYMRLZ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JM8ENQ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WAKUDL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FWUEYO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VRB5TE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AQY8GB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YETGTM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JNBLSH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NFCYOF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FVUJQD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FZRROC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WPOESY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WPYZEI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OGUHZC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YHRKVM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HEIUWC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NXKDWX</text:p>
          </table:table-cell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NXWCCZ</text:p>
          </table:table-cell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ODIKAP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IWQLWX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ZQZ73U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PHPIYC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TWZ29K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IJCMVJ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WELSSA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DXPBMX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CMHGS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LMEUC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GJQRF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HEWZVF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HIJJRP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BQCFHB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EDIQKL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KWTZXN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PZ5NX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JKQF5D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RJ1RFM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KQNHDG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YEMSCB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LLCRGI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LRURA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MFIGC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G23HV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VMYLGD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IWDBYK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PJ8UWM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LPPEQR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FIIKHC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HRBYNH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HPCKYB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ITZQNY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CIKDBC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KULIDZ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EUZWI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QYAYH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MUQEI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ZHQMXS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DECIVX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GTROJO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FZQPHV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KRPLGN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GGIUQS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GW1WJK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GISUUW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OFMXEI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OCMKFZ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NIGIC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CLRVDS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ONXSK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KENNXR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SHAZX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FFHBOJ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ON2YVA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IUQNM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ZJ1KSP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BNCXJ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EMSDPN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KZCEBU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SAQKNK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CFROZO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HOBKIQ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CFTRIQ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DKEZEN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JOTAZO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VW3RQN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CIAGT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CROIZ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CFRYKH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IQMDYP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BPSNR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XQYSE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CMYWB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DISJPF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BSJRC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SSHYLM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SSUPGU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WPGEFB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AYWGS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WPIPGL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YKDJQS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YMICFK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JWONUQ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WOGZEE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WQPAKV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YIYQAV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LERRMF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EIDYY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JFWMCQ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DKMLOF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YSKEW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CIMYLR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JIAOBN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WRJHK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YXYUP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LWHZQ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FWYXFF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ACQQSM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IQCUNI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RRZU9B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UF15RL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NNIYQN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OQ9YFE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INAQRI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KTDHJC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IZAAZC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KRXJJL</text:p>
          </table:table-cell>
        </table:table-row>
        <table:table-row table:style-name="ro1">
          <table:table-cell office:value-type="float" office:value="237352" calcext:value-type="float">
            <text:p>237352</text:p>
          </table:table-cell>
          <table:table-cell office:value-type="string" calcext:value-type="string">
            <text:p>DHCQQI</text:p>
          </table:table-cell>
        </table:table-row>
        <table:table-row table:style-name="ro1">
          <table:table-cell office:value-type="float" office:value="237352" calcext:value-type="float">
            <text:p>237352</text:p>
          </table:table-cell>
          <table:table-cell office:value-type="string" calcext:value-type="string">
            <text:p>DIAWEW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CRTPTG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TCNGMR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CENFYI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KASUIH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CSZTFN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FWH7PX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CXVETB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TDE3JB</text:p>
          </table:table-cell>
        </table:table-row>
        <table:table-row table:style-name="ro1">
          <table:table-cell office:value-type="float" office:value="245951" calcext:value-type="float">
            <text:p>245951</text:p>
          </table:table-cell>
          <table:table-cell office:value-type="string" calcext:value-type="string">
            <text:p>EK5H7T</text:p>
          </table:table-cell>
        </table:table-row>
        <table:table-row table:style-name="ro1">
          <table:table-cell office:value-type="float" office:value="245951" calcext:value-type="float">
            <text:p>245951</text:p>
          </table:table-cell>
          <table:table-cell office:value-type="string" calcext:value-type="string">
            <text:p>HE91GY</text:p>
          </table:table-cell>
        </table:table-row>
        <table:table-row table:style-name="ro1">
          <table:table-cell office:value-type="float" office:value="245951" calcext:value-type="float">
            <text:p>245951</text:p>
          </table:table-cell>
          <table:table-cell office:value-type="string" calcext:value-type="string">
            <text:p>SWVH3H</text:p>
          </table:table-cell>
        </table:table-row>
        <table:table-row table:style-name="ro1">
          <table:table-cell office:value-type="float" office:value="245951" calcext:value-type="float">
            <text:p>245951</text:p>
          </table:table-cell>
          <table:table-cell office:value-type="string" calcext:value-type="string">
            <text:p>NNHLQN</text:p>
          </table:table-cell>
        </table:table-row>
        <table:table-row table:style-name="ro1">
          <table:table-cell office:value-type="float" office:value="245951" calcext:value-type="float">
            <text:p>245951</text:p>
          </table:table-cell>
          <table:table-cell office:value-type="string" calcext:value-type="string">
            <text:p>SNW8NN</text:p>
          </table:table-cell>
        </table:table-row>
        <table:table-row table:style-name="ro1">
          <table:table-cell office:value-type="float" office:value="246291" calcext:value-type="float">
            <text:p>246291</text:p>
          </table:table-cell>
          <table:table-cell office:value-type="string" calcext:value-type="string">
            <text:p>GGHCQS</text:p>
          </table:table-cell>
        </table:table-row>
        <table:table-row table:style-name="ro1">
          <table:table-cell office:value-type="float" office:value="246291" calcext:value-type="float">
            <text:p>246291</text:p>
          </table:table-cell>
          <table:table-cell office:value-type="string" calcext:value-type="string">
            <text:p>MMVHRL</text:p>
          </table:table-cell>
        </table:table-row>
        <table:table-row table:style-name="ro1">
          <table:table-cell office:value-type="float" office:value="246291" calcext:value-type="float">
            <text:p>246291</text:p>
          </table:table-cell>
          <table:table-cell office:value-type="string" calcext:value-type="string">
            <text:p>VNV7NN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MRVGWQ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GGNWUB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LAGQVB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CXGLJW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IJACQW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WEJOFY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NYAOQI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ODVADO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WFPDPW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WHYIXY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IYADSB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LKUAGK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FERXAJ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FGPBNY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ENKOMX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SGJVWP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JPIKQG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JPZLFW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ESNNAN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YCGPEI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LFBUQH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FVGGOB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FVOAKW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AHRBKS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FXZFKT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MR77TR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LMGYSQ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YDXHCY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AINMYC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YDLZKB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AILLJB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WKHRQJ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EWBFBF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MSCHVT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FXUNTG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ISUSHQ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IJJSNE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YVOXPI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KWXKPS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DEILDN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GYODLJ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EANBG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EEAEB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WQHCN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GLROT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LZSES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CUHMH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DEVCNN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TPIOS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TSTEM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AKXAS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DEXSLY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KLDFW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KMNPT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DFEUBO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OWNXR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CSAPM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DKJSXM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DTTGE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TMDZP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OPYUC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OWKYH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YHJAJE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YIJESV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HFAP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YSLYIP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JTCWXW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YNXLIV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GBTYNF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EOFJC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JUSPQV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MJOEBE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LSXH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PPHOD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SDJVIT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HAWY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ELREZK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WWOEJ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NVPVAM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JFDZAZ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VLYH8T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TICNY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SCEYMU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HLB2Z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JMB6W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GMTPZ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SRPGYB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FBZPLN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JYMSBO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HWSAI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YNUNZ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HRQSD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WHCKG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HUJQFB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DMNHL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QLWHP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MOCXL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IPJXZC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BLMOB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FXWWY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CRNQH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WQNPC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TZPGZ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YIZXZ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IFOCN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HYFEI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SPLQW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VSVSS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MSAAAQ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CQXBIG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FKNVAP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GGJERE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HCMXIT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NXEGPF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IMOZR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UXXCY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SNFFXA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OMGEIR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LCDCPI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WLHXHP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KGXKON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NPAIL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ATKZSE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DUJJIY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ASHQJQ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LMY6WD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IKQXMY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ILIEKA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IMIWVK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IUEZCZ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KBYINU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MWPAKU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IJLEZE</text:p>
          </table:table-cell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MYJMU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PGI6T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DUW6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BFOR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EVDEAK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FNQRV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PF9DW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QMGIX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GCBRV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NNER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K99M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JWSP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KWFM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RFKWS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PJ88X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DBMM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UWTA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EGHM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LYKC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XPSRR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DUJYB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QME88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JNL4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HW1M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NYJC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RI7JM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UWIL4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IDZ5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VLHU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RAISS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YRLI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MRJK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VPUY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DLL2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ZCCH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HTIN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FNLI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GYSF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IQXAS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AZCL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QXFX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BHVP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KSHKK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K6MG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UKMIO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WQOKO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YMVE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FHAZ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JVZX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OSSX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KIVKK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PQCB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ZYOX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GKIZ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XGVB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TGES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YULY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RIXHO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FK4S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OGNI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WFSO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XFTR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XTHX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ERGC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JGLG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F15GV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QK8YM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GGITS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BECB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BWC97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EIEJ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GMLLC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ODGQ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AGMX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GTIQK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ELRHQ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VXIP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ESNV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EQQDHB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FFCZ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MGD6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NK8V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EWDIH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IRZ6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HICY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HSEK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TBVQ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CVVL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IAAI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VTTBK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ACKT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ZZOL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WNM5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JUCU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FYZPQ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KMKG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UAMU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CBDG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SNNN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HH82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PEUUK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BCRK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VMTOQ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IHAB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KJOT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KFZY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VM7C6Q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HPPW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UGTVM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VSXI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LCZV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PJMM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XFFEQ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RIUR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JFWA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QGW9P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VP9UH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TTKME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UCIDH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JWKV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PQWO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QZDJ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HTGW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JTKA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MULI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MJIXK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REQWW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DSTV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IPHT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CKDQ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OGMFB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DFUQK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XIMBN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P93X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EP88V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CPCF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KTAU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JTXI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ZOLW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JOQD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QPMM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KU9YG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KGTY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CAJS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VBGC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BE8P4V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W1NS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WKCG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YIYA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EBET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JTXK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FFBW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LHSI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CJWD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OHAQ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JKMNG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NTYYQ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CCFL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PBGH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GJBSS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JZBL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HXZJB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DNDX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HCUWG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AIQVG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QATJG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QFZQ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ZXKX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JEFIZ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FCLZR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LHYO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PYU5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VEJLF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QEMME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ZMBLH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JYWJ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JNSQ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ESGYG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GDHG3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ZERLA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XHMF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FBLA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RJMR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W614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DMZYD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XFWI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ZCLRM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IZPKBJ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PDYU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ZPVY7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JNCKN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NETEO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UEJB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USYFL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LHUMI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EVGNB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LHFRH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FVPCT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BWCG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HDOQYP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YIDP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UZLCE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MTHFWU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ONPOTD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JLVSY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FLSIY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WI2ZNC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ZHJUSF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GMC59N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DGPDE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PPPHUH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SVGHGW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KOANIX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YEBRRC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VMZT4Q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ZCVVNR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ZHE2WF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JHOUDJ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WZPHDI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GIOZOB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HCWUZZ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GIHKMO</text:p>
          </table:table-cell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WHPLXU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PK5Y9G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ZHVYYS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CXTTWK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DSRVVG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UJXXT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NBCAAL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TKJJGW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QEP2XL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YKQKRJ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CNRQVP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FJJSGH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NTOCTQ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MUVOZI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YBQVUC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VR1D2B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PHCMQC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GLERST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OMSRJK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FBJHQX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GTMFES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JYOPFJ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LPATIW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GIUQHR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YWILMY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YZWEJP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CLQJQ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DMTFZK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AMMCY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EOHIFK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KDRBAW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LCWHXZ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ONYYTO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FLVIVT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HTONSM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NSYDKP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NTPAAA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EKQQCW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SEF4KL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MNFNMK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MOPKWA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ETWRY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NDULJO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MXJUW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YRNTZQ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MRYEK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YROWKF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GIWUXD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ABERTI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CGTKWG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FULQNZ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IQQRDB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SFFYDH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SIGORV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IMPUCN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NNMXIQ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HXBPVC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NURAHS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CIBYWN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KLXQS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JAUXY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MIQZC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NGGZOI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NINMFI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PVTKJ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WWJQX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AFIXZX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FYGGWU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LVRHP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ONSUCX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FN9B7K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HAGFYX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WSBVOG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ECREEQ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EIEPCA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IDRTPG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ESSDS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LDDPFL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KSROO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ONLUK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AISICP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AMBNB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HOVOQO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JLSVYN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MXHIE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MYIZI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JDLSHT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MHDRKH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JPZXLA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UVIU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ABOZJ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IZJOJO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OWGCFT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SPTPSD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VUVEK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PFYQF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GTJCK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RBZYI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CV62L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SKGRTK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CICDP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NQRKA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HBHQ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HPRIW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HHGJ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NHOBC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RICGI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VCNHL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HJZ3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KVPWJ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YLQJ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ZDPWL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GBVM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PRGAB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CCKWQ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VEGCN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CEETJP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JWNG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SLESL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GBKPU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DHDOHP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SLKVXK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PMKAQ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SLHQOJ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TYENG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CDGTRX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FHQG8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ESANS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GFXBI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JRXLQQ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HBPBZ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JUAEJD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WEARP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EXNMEJ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JSFDJS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STDHGW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IMVHIU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DUFQF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NNOHKT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NNWHID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WSWYJO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WVQCNW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CFRZWZ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FYIKYD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FZMJXN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IQVCLQ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EOIBG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TLG84D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LQJ4QE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MXFYZF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AVJDD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KBNSDV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ENLPS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YWUVGR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MZYLVF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NQZPU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HHTLY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HHVOQM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EMXZUY</text:p>
          </table:table-cell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GTZJCW</text:p>
          </table:table-cell>
        </table:table-row>
        <table:table-row table:style-name="ro1">
          <table:table-cell office:value-type="float" office:value="309140" calcext:value-type="float">
            <text:p>309140</text:p>
          </table:table-cell>
          <table:table-cell office:value-type="string" calcext:value-type="string">
            <text:p>FBSSAR</text:p>
          </table:table-cell>
        </table:table-row>
        <table:table-row table:style-name="ro1">
          <table:table-cell office:value-type="float" office:value="309140" calcext:value-type="float">
            <text:p>309140</text:p>
          </table:table-cell>
          <table:table-cell office:value-type="string" calcext:value-type="string">
            <text:p>MJVCPJ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NG62TV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UP7USK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FKWGVB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PNMUQN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SEBSIO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WVWQFV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FF4WTI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LFZD5V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FJBMXC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FLDZUH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WMMTZM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WMWCKK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ENCNDC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YXCNSZ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HFLVVV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TP7MXK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WKDTKR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WLCCZC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WLMHRR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DRQHXN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LFENPI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NMQDGA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YKEFSZ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FCTFVZ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OK8BFW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CSNVZF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CUIVFE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FAVRFA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FDZPRQ</text:p>
          </table:table-cell>
        </table:table-row>
        <table:table-row table:style-name="ro1">
          <table:table-cell office:value-type="float" office:value="309142" calcext:value-type="float">
            <text:p>309142</text:p>
          </table:table-cell>
          <table:table-cell office:value-type="string" calcext:value-type="string">
            <text:p>CJPOSX</text:p>
          </table:table-cell>
        </table:table-row>
        <table:table-row table:style-name="ro1">
          <table:table-cell office:value-type="float" office:value="309142" calcext:value-type="float">
            <text:p>309142</text:p>
          </table:table-cell>
          <table:table-cell office:value-type="string" calcext:value-type="string">
            <text:p>OZIHAF</text:p>
          </table:table-cell>
        </table:table-row>
        <table:table-row table:style-name="ro1">
          <table:table-cell office:value-type="float" office:value="309144" calcext:value-type="float">
            <text:p>309144</text:p>
          </table:table-cell>
          <table:table-cell office:value-type="string" calcext:value-type="string">
            <text:p>AMSNXM</text:p>
          </table:table-cell>
        </table:table-row>
        <table:table-row table:style-name="ro1">
          <table:table-cell office:value-type="float" office:value="309144" calcext:value-type="float">
            <text:p>309144</text:p>
          </table:table-cell>
          <table:table-cell office:value-type="string" calcext:value-type="string">
            <text:p>KLPYOG</text:p>
          </table:table-cell>
        </table:table-row>
        <table:table-row table:style-name="ro1">
          <table:table-cell office:value-type="float" office:value="309144" calcext:value-type="float">
            <text:p>309144</text:p>
          </table:table-cell>
          <table:table-cell office:value-type="string" calcext:value-type="string">
            <text:p>SH77VF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HHXDHD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IJWEOT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CLNIKA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WMNFKI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DFVLYY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DGGHXR</text:p>
          </table:table-cell>
        </table:table-row>
        <table:table-row table:style-name="ro1">
          <table:table-cell office:value-type="float" office:value="308891" calcext:value-type="float">
            <text:p>308891</text:p>
          </table:table-cell>
          <table:table-cell office:value-type="string" calcext:value-type="string">
            <text:p>FDAMHQ</text:p>
          </table:table-cell>
        </table:table-row>
        <table:table-row table:style-name="ro1">
          <table:table-cell office:value-type="float" office:value="308891" calcext:value-type="float">
            <text:p>308891</text:p>
          </table:table-cell>
          <table:table-cell office:value-type="string" calcext:value-type="string">
            <text:p>SRRFUR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QHUQUC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SCHHVS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IAHTBD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ICMXAM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HIRWKH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YYCSXE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SMMZ6A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YINCVC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BWD9FH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YOXEDR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AOYYBI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LKHHRK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NGFZOK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VJ554Z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FWRW6U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LJZWRN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NGJEOK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NUMKOP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HJHKTC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YVSYTV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APNF3B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ZCLNQE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HHPENA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MCPHHB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MCGQRN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NSFMPB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OBWCAI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ODWOSB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CLLJQV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WIMWDD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CMVPDZ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LRATFY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CKIBWK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SVXOAR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AXNRDW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EDZJIA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EFXQMR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EGVDJW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EERKAG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SOPUKY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AYJTCM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HUKTXA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DSZTVN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QCRHWR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KNXSPK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GHRG9M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WNGLTX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JXXCJC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KQ477R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FDDBSU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KNMQNA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ASYFFM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OKDTTM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KGNYXX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LBWUGF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INJOEB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SYWPTM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DIQTBW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NSWQAL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FFYXEM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ELGGHJ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ADAAHC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ASVIJP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KMOXLT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KZJURK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KLKVOG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KXJFQB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GKTGRD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MIHAJN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THHOS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GLCATG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JZPWJX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MHMUBM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JCJUOJ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JVVFYG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JXKSYO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QJ99F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TDZBHB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FGRJZI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ILBKNF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ICDCDS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MXZSXO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FIOJMN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MZMOXJ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FCRUYC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RIMHWP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OBJDR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HRTZWD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OOUQX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HVHBXJ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OYXI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WWPNLS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PTZIH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FLYYKD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HTGYBQ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LBNNZG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GMQBJN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WIS1WP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FDZMCM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GKNCH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WNFNK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WPTQZR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EYRBAR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VIAJR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GIYPGC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GJVXB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ALDCWC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MNKQTS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FP38UH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CQQPR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WHUVH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LBNZRY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WSKYD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KETPBM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OXLEV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QPTOJ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AVCAQI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PGI4NF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LAYHOH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RD2MTR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AWLDS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BVXAY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YNHQAO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AUNFVI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KPOXG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DOOPL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URPOA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CJTRMY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VXXSU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WAJIW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OYYBLG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N5P7N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YWKETN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ITADIC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NOZPOB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IKYLI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HPJWT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BEVSHV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IVDRUV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IXPOA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HQMXZ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KAMLYU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NPYHMX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HMSPC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HNXBX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HTSEQ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WRQQEI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KFUJMG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LAYIIB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KHRWBM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LCFVUR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HKNMVW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JQP7VR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MAFBPF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WRLRNJ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KJSE3G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PKQPFG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HFIJNX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HGAXCM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FTNHSP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FTYNVG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DEUNMO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FSPUXE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WSJMMX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WUBHBF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BW2USX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MN24NA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HKQFXE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TJJPGZ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WSWRJL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WUWSSX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DOERCQ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DRSZEK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CR48YB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MYTNBQ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BJID7G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RQCQ2R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JFT6HF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TGVCQF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ODNUOQ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XDIENB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HF3S2F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YLIABM</text:p>
          </table:table-cell>
        </table:table-row>
        <table:table-row table:style-name="ro1">
          <table:table-cell office:value-type="float" office:value="104359" calcext:value-type="float">
            <text:p>104359</text:p>
          </table:table-cell>
          <table:table-cell office:value-type="string" calcext:value-type="string">
            <text:p>DITJGD</text:p>
          </table:table-cell>
        </table:table-row>
        <table:table-row table:style-name="ro1">
          <table:table-cell office:value-type="float" office:value="104359" calcext:value-type="float">
            <text:p>104359</text:p>
          </table:table-cell>
          <table:table-cell office:value-type="string" calcext:value-type="string">
            <text:p>XK9HHJ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CUDWSX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JEQB4V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IEFILU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YIXNHY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FMZ6NQ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KDDJYJ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IBYYXD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NW64GK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FNWYXB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SFXIIX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SELNWI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YLAWDG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TMJG2A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WWZ8VA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DGIUOU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YPHWHX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JUUCAD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LP787U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KBUEZK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MXJKSL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OIPFMM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QEWGFY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IMYMRB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WSQSBS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AMCOZA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FRLBLD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MWUJDY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MYBBOV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QPHRJH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YFYDTL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RIGF6M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XHTWYS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CHKTSV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MNHVHT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AG2U8P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APKQMA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QFLRRI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ATSCOO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FM6BXQ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PKPCHG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FSXZEX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FUQGFD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GVKNGD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MAJCYE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IAVHBC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QJEC8J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ELTQIW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MBAQML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HGRHWH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IAPZTW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G9BYF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PFHFK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GENR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XHUYV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UATAK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FUDVC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YWNVNK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GFRJK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PXHQ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QFINM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G5BNV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Q61N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NYHOY</text:p>
          </table:table-cell>
        </table:table-row>
        <table:table-row table:style-name="ro1">
          <table:table-cell office:value-type="float" office:value="104328" calcext:value-type="float">
            <text:p>104328</text:p>
          </table:table-cell>
          <table:table-cell office:value-type="string" calcext:value-type="string">
            <text:p>KSCUOI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FNKICF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ICZNEY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SYSQBT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WIJYCD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FRBWXH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LTZAUZ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MXFENS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MXRHUF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ONYHVB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YATDNY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EOOLPD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YZACJN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KJPZLS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YKUE8G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GWCRJI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MQTIFN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AYQTCJ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SQZHBQ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HDYHNU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HUITUP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AFHJNQ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ALWHAB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KMFMMN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KNJBM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NFSO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UXDK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QPRY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SYXO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XUMP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SITA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FKWS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KJCT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OYXQ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PMST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JOOK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MVKT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IGOP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AVWV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RXUG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VDSU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FPUT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WEWI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SGU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HSG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XCOA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SGM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FWDS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QNJH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F9YG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I2RT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HT1Y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ZF32G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FEY9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EGN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PSKN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QQDU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CLOW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IUE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KLCA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PRSR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PQLF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QYN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CMNR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PTAD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WPNK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HZNZ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ULTJ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LYP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DPJT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EAEQ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CTXX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RSWW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NCJT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NRBO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EVYO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UXX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IFDW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MRNS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AKRK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HSPX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RYVT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SYCO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JLJV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KWYU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XGWA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CQP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FXCH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DVC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GBJT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GKCT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FNXS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VCN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DKXD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MTIA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QRBL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UURN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EXNR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LFDB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NBFI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FOSI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PPGM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TEZR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VOPU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ZHYD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FUWI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OHES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TSUG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LZZD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SXOM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AOHK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INRV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JZYO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OWVW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VJFG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TAJZ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TBHM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VMEJ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QRWL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PLJX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KVMS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WLPV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D9ZG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FZZQ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ZNWMW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ILMQ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CTJT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KLNV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TWV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RGIA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JBYS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AGZL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MRTU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NPEL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RP5T8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EZVA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ZTZS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NVFW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QPHY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STKN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BLYE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MYTK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BITX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SUMZ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JYP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EMWE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HGVR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LKQG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YYFO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TOFG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XATB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CHCR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RUXF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TAFK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VFJZ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NBJD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LLKZ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IBJF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IKXA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QXJJ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JIMM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ESKM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MGUM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KXOI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TPGK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TRLF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FBIN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BWC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JLL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YEYG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AMNJ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XCJF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IQNH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HKNS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SETF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GMFR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PXTF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QDYJ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MHWQ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OYUD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HMZO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TKAY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UUFP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DUYI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MRTF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LLOU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TEIO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UQFU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QEWC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JOIG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MNGF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SMYD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NPPJ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DAVK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TMJJ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BMQQ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XJEQ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GLTO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XUDC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CDCO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DVMY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JYHM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KHOO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TYLY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UEJE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IDBZ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WQIW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IASK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PNEM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ABXG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WHOT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CSVG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GBWB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JRMH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PAIO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DAL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YJTO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WWLK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XUIC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DPHM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UWOO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ZOSF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QGEY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YBA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MXOD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PNQI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ARKK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JQBY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AXHT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DDJG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EWXH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YEIC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NIVQ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DDEV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LKC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CPXC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RSZJ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SMDO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YZZH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MQGK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ARTD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BKSG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PVTX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ZGKF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CLSF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FWDZ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YSTM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IGPF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UNAP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EYXA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VUYQ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KYWD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PPUJ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EMRC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SHOC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WOTL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ZMJS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FIZY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ZTQD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QDCH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H2GJ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CQP4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XHH4Y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IRTK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MERG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GEYN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IGSK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DRAF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RVWZ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EJ5G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GWD7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KYZK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PSN8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KADU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LPJR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QJRA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ZXOT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LMQ8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K8LU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WJTT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XG6JP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E34P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MVC3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WTGC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RHKE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LZ27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NVLF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H93S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M48W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FMWA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NNXW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WRB5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EYK2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MNHT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IRA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ASKG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WZD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JQ5Q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QKYEK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CQIG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H24N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EAZY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HXSC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EIB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SSFS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ALJS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CRAO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OAPE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OXIR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RYJL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QLWW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LRDX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WGZD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ZEU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UGDP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KNJY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IQVN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ICYG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FWDY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RQTF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NJI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XMM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DWUY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HEEG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QDUC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FQ73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RG9R6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ESD8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QGDU8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D9E8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ZIWJJ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LBVF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WK2H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FGHG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N2PV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WPCR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EQU6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NKFH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ZI787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NF88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N5NK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PMPG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TNHT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YMPZ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KQRE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BFCV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DQIV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KYJK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UVRZ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CTAW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UUMN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MDZ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WJZQ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DMQQ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VNMN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KMCZ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LYBG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RXRC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NXBC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DPIF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MMSB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AWKL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CAMF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W33Y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JCN6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MTKV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H2JJ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IMHK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IMNV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SRIF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JQNC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SLYS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OQKZ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FZIH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LRCU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QDQS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XBAW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FOQJ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LAFL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EB48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TEFI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VPGR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IRMH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ISMI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WFSI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IMXV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ALNU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QVUD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LIYM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OKUD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I58X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ENYJ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QYGX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UHHU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VOLS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PBQK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DZPE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FMRW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JHK2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GAQY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LMUV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IR18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I51U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K9ZM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CQ1Y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I1S6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ZYOJ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M45M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IP8M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D1JQ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LZ1F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E5JJ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XF8UR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TLKC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WKRO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NC29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LGE5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I2ZT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E695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LR8P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HJW3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HU23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WR36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M3TR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HETQ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WWW5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FTLY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MUSH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KVEH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ZNLU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JBE6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UQRQ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FFHX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NHLF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IP29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MEZ8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LQGR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D7ZU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G9RV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ICSS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LPDS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STXA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Q8LV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WOVA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OHI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QJKH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ECE5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SZTY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HBS8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FJSS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TQW22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GJNM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USWS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NBXW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QOAW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YVCA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ZGJC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OLTP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HB8Y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OKLI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WSCV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YWMM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PZZ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QKIPT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IDWX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MZZN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KHHL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INUQ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EYYD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IITC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EJZD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KH23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FLJL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VRMO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LQUO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RYJP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RPYH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XLET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JCUL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DAMJ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GRWD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CZCT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IGQX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FEZK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BKSB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TN43U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QWSY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AMUQ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DUR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BDFL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EMTT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VDXO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MUZN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WPHL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HCTM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MBRH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EMJC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AIF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PWNJ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CUHZ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CFYT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NMJD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FXMK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HGI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BQCJ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COBE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JUKU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PNDT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EBGV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ZRPZ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XIVL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KLGG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WWPK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YDTE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KJQB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WYXK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CKTF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NJIX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WAOM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VOCX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IJEU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UMHJ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HULO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TPRZ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FBYD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BUKF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YLAU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ZQFR4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CSDK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FKXD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QL53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XKEQM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PTRM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DUUG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CJNI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JHTF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IXWF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MIZQ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VNRN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ARIU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WVF5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EZWF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QVIY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QXIG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FZMF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JSWS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IHU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IH1F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ZWUF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FWDP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RTZD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PGGR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LHGR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RPBN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SQUZ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OQQG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UTBQ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IDOP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KAMO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QOAL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FLWH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CZUC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LCUS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EVEP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LJMH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HACZ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BDJS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CHXN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FCXF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BCUS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RNCK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CHSP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WRAL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DSDF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WYVC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BMNZ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XGAO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KVNY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NTHD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EOOG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ZXL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MQHY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XIXL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QHIL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YRO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KEST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KZI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FQOC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RNVR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QCJT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TAAT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JJRU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TKSF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VQFC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LJF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HCGR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JDT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GQSW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WUUP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OQPE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SUUM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NOTM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ZAQL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OKBS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HKK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KMBK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STGP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YVJL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WWXC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ZPHM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UTJP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HQQB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DWLP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LBOH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RFEQ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HTQE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CZYU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YUNR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FCJ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FVXG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SNLT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ONJX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TKYT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NLJU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EJHD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DQEF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IQLI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QOAO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UFDH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DTSN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MFOJ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VAYH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TBUM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ZTXM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CHNY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XKHZ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SVKD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HQX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WYFX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VGAM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NMUC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QGCN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WXKG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FDYV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PZGR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FQVW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GJB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VEZ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UQSW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BJB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OQII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ITKJ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SRGO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TVDN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WHOI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XIIH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HYLE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VDTM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YLPD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ZUWC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XNBK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TESX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LHBJ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LLHZ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THRV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VJTF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YCTO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IRVO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KBWM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RRQR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MPGH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YWNH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JYUS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TRZP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JWZJ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PKYL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BQDV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LYLB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XGYW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VIFL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WCWC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OJCW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LNE5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KS92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ZAGB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OADI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FROK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HYWB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OORL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HAT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ZVBX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NDYL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KRLS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PCRC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PKHW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YNWX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PVLN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TLA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RNBU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AUTZ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DCKM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WL2M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QEWH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VSPV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RFIR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NBKV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QGYM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AMOJ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PCAW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YHGE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ZDDW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VDUP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YSSB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NFWJ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RZOR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H6QW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FTSN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NCRW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DCDC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NGQ8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F773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XMLZ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TXLX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L1WH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YXHE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IRPJ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WSUD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TIJV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WWRY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HHZT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KVDN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JDSK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XPEJ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NQCI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ECUJ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KDFE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EXLZ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OEHM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OTKQ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JIBU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KXQW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UINL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BLFK8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YTYR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IRHQ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IKNJ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ZKNY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PBFU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GNVU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OZJF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HTMY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HWFR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BJDE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YHZF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ZZI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UXKY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YUOJ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UEAP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ABFA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FQOB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GQUT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UXBP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JUJY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JUWK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MMJJ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UUNX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ALMV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AQYL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GJZ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LXBY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OVRO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WXON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GKHS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YHLX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LPZU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UUDF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NNEY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PTYN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KLZT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MYFX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ZGOW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QIMU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K6WF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JU84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ZTKW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CDDK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YDWL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ZMHJ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ARBH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PDES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G373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GRMN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QFNI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LHKO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EY7V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RHDJ3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EPKX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KXBIJ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EN6T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HF9U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L7UT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I1PS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VCDF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EQSM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BVLP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FI82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PNSR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HZYT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MWWW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RBYI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FY3H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MFQS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RTRH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YZZP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IP3G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PQIZ5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GWZA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TJHT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IDB2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UR3RR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DP52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LR1Q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WV78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XL139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BWJD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NOLG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ZGYA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LKBK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UWCP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WAIR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IXSV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QWQN5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XFV1K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IWLA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LVJP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GVYDK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YNLUX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UETY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PCJV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FZDWI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MJUJ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KPNY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ZYLU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CMOT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GDNQ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DIZV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SUNL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BEQI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KWNV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NHSO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CCSY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PMGHR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WVMH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DK7JX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ARBZ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GJIS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QAKM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KKCY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QMNN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VLWX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NDKB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ONRN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JHZD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PJXS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DOBT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KBHY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KZTY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PVSH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GQSTO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IVCW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RPII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GQBWB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JVZI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CWUR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PWYH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YKCH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TBBZQ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FNOKD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SGJJ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FLVA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UGJB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SBHKS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BCVG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HIGU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TMOGH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WYJOV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OFFMZC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DK99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RIG56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RNUA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FJZL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ODHE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ERAOBP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FWNZ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VLSZK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LNED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WSNDOZ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MFFL5F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NWTLJX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FN1WM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LVOINE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CHWXT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ZGFF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FNTBW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ZWYGGN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CKGVX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JEN3VY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QEKPRL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VN7BFA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AIOMAG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IJLZTU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HQONZM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KDYHXX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ERGFYO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IJZTZR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FMSJNS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WYKDCK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KEXFHE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MVPAAD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NXERTZ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HNQPUV</text:p>
          </table:table-cell>
        </table:table-row>
        <table:table-row table:style-name="ro1">
          <table:table-cell office:value-type="float" office:value="200138" calcext:value-type="float">
            <text:p>200138</text:p>
          </table:table-cell>
          <table:table-cell office:value-type="string" calcext:value-type="string">
            <text:p>AGRYDH</text:p>
          </table:table-cell>
        </table:table-row>
        <table:table-row table:style-name="ro1">
          <table:table-cell office:value-type="float" office:value="200138" calcext:value-type="float">
            <text:p>200138</text:p>
          </table:table-cell>
          <table:table-cell office:value-type="string" calcext:value-type="string">
            <text:p>VPIN2U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FHFPAU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YXVNRU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FGNLOS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LLV14A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HJYALJ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HLZPES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FEZRHM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GIKYGA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OSFOBJ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EK1MRW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WAUQYY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HGRPCI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MACVCY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ELZITT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HHOKVI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NTJALK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NYILHK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HQJGKO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JMADIJ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NBKTLI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NDFXGP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JOPCZA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NADGUN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WSNTAI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JAXVYD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WRPGCE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ILMEPF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JDNCBT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IKYOKE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MHWXHT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DIRMB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YXAWQ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QNSJYN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Q2I5U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AKCCHW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PKC3KW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FJLWFW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FUNGGU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AJGNBH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MM6EYD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BDR3VL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KLFHXT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MNHFCB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QGL8YF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GZCRVR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RZHKT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FCIKHO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VEVNE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ALHPUJ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ILRXA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WEGJCP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GJFZA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JL8IQT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THJ3QS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DFKZFA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DZZJQO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OFGOFR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SLPSM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GWNVJE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MNKBXM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LJVCJC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LKGBTI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JFH5HV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NLCYGT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JBXZUK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KGSTK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RL1N3T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YYPXQK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OHLLDA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EXDDIL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KOPSIB</text:p>
          </table:table-cell>
        </table:table-row>
        <table:table-row table:style-name="ro1">
          <table:table-cell office:value-type="float" office:value="104291" calcext:value-type="float">
            <text:p>104291</text:p>
          </table:table-cell>
          <table:table-cell office:value-type="string" calcext:value-type="string">
            <text:p>FLJYCS</text:p>
          </table:table-cell>
        </table:table-row>
        <table:table-row table:style-name="ro1">
          <table:table-cell office:value-type="float" office:value="104291" calcext:value-type="float">
            <text:p>104291</text:p>
          </table:table-cell>
          <table:table-cell office:value-type="string" calcext:value-type="string">
            <text:p>FMCLPV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DLZUPN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NBPUHU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IOXVAU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NDUIRJ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FLGHQN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OKPFYW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FLUODP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KNEG2K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KJ9WXM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OFMQUD</text:p>
          </table:table-cell>
        </table:table-row>
        <table:table-row table:style-name="ro1">
          <table:table-cell office:value-type="float" office:value="318150" calcext:value-type="float">
            <text:p>318150</text:p>
          </table:table-cell>
          <table:table-cell office:value-type="string" calcext:value-type="string">
            <text:p>KD893L</text:p>
          </table:table-cell>
        </table:table-row>
        <table:table-row table:style-name="ro1">
          <table:table-cell office:value-type="float" office:value="318150" calcext:value-type="float">
            <text:p>318150</text:p>
          </table:table-cell>
          <table:table-cell office:value-type="string" calcext:value-type="string">
            <text:p>SICDSG</text:p>
          </table:table-cell>
        </table:table-row>
        <table:table-row table:style-name="ro1">
          <table:table-cell office:value-type="float" office:value="318150" calcext:value-type="float">
            <text:p>318150</text:p>
          </table:table-cell>
          <table:table-cell office:value-type="string" calcext:value-type="string">
            <text:p>YQ3T6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USCG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FFKO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YXUV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NEKLS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FPPE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EEWT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JCDC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UFVG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KVLL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TIDX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JPLV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RBEX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UG3QUI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KJWP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RVHG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OZZR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G5RP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UHWG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ZFZG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TDJXI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CCYH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CDDL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KCMK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LGFR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WIKN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QVIT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R4VY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RZMDY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WWBW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IPKP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QSLM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GEJO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UIWV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IPWV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YTEN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JKDQ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RZCF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TEVU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UEGC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EUNF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LWJB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BADL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AKMF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XOBV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DUFQ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TEQS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BOLY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HUYS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VFZI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QQSJ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OIQQ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TPTG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GRDH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VLRW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IFIB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EEAO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HFAB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PSUS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ZJLX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RFVXR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ABUW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XQAUR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UYYQ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NDZAS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DWAC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NQJV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JMVS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LWEL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FWPI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COCU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ALDS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KAJR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DVGIS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HU3KP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UDNS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JEEG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MLRR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NDKG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JWG3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H61WS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GLJT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MH4T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IUDH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XUJQ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WXJK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CSIX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YCPS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ZRKA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UGYB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WROG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XHRK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DM6H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G6RQ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TGCA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ZWFDI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QFMWP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CBXM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AHLR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AJPY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PJDB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HNOR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TQVR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VEVJ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VHII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TCFY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DHSM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VH5TV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M1K3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IWPO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YYYH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KQHZ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ECPO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PQUO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URUO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MUKA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CLBH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POCM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GGRG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OKCL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XUNB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DJEA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W294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ZFQE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GYPT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BW366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TOYEP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QGRG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KNJC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ORMN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IBNH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DFAR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WBME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DRXF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KGDP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EZZZ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ITLK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FRZRS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YANT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NEBJM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CSYP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SCAF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CODD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WVIH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F9BU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JDNP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CLFGR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EHCD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RM3I8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ZM2W6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IPJI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PWQS4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TPNC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WWIS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FKYP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IKEKY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ILOWO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APKU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EONZ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NAHF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SOBRB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IQXN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ZMLK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LLBL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QKHTI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JKHC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GPEX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BM1I7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MSVY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IK8R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WYB4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JZOQ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DLCIY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HDOY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IHAY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FUGJ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DRAQ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HRDG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BKAR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MGFAR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MZRJ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PEBB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HVAV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QHOM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ZQB6N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UXGX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XCN7S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D699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GBJTO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PXIA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GGMNS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OKUA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PEW3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RMV2F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DNCV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XDVO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BLUOS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NLH5RT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AOOP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MLLU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KAKR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L33K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GJ58P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FVDX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VTID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WVVV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KSYZ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QFU6YI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XTBC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YWYX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FPRY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OOESV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UWND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BNBE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LMGI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E6JJ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VPZLN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WSZZML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UMTFK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MKUGN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AWSD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YRLOY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NFP7WI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NI5IVP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THDJ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QNE6Y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N7C7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NDDZ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YLMV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GDZBC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LYZT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JIEXJ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LSPQF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CFQNG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PAASA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PAFV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TFFF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PCDRQ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JELR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ORYPW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KKZMC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EKKFBP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HYMOI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RODA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AHXIRX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NDMHYM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CARPPV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LGARCZ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DKGG9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DPWA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LMRZU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LWFN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JYYNHD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YCPOFK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FAKMNH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FAYD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GHQKGE</text:p>
          </table:table-cell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MM4H3A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MXXRVE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MYVDDD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LJKEGM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NEEAGI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AMKJFP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FTJGCA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ETQTI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IOAJQD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YFBBNA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CCYZMN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FTJNJQ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GOIZM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VZTNC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ILGMA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FTQHTV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AKRGPL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YRWRMQ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EOCOD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XRYGT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FDPRZ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IHHBB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IUYEAZ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YTGEZF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YUQRCP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MQQHYO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YTAHVX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MWFELW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SHMZIO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KCMWGS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WVPZVO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HVYVFA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WJKUUE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FPJQTI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LROUWC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LASXUT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LDEQRR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AGFPMX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ZPBJQ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GWJYQW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GYZSKV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MJKSTW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YPKUYS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CDDFAS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IJYSL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DKXYYX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OGEFZR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WNAQFK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MELFME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WFAOMQ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OSJVLC</text:p>
          </table:table-cell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WUWTHN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HNBARC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WIDVUA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IUGOQJ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NVVKZU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GNJGXA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GQXCWG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HSKDQW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SK4GTZ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JSVXRJ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MMSMDJ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EXSNJY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YOJQFD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MMGSNQ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MMTZFM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AL6N4A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EBNMMM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AJFRFP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AMNZPS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AKHJOP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DENXII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SWQULR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SZLLSP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GQUNUA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MCVMGB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RQMC5R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SFU36F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KIDJBU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KWKSFJ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DEWPMU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WCHXRE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KMTNSH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NPJDEX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IRJNLP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NNJBQC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GLVAWU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WNNKDL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MQHNRE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XQ6K7E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KKIY9T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ODZLYB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RMY3UD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UFM1YY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IMWPPN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WHHIMG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IAUEWJ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IBQTMU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SW6RWN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FQ9PHR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MWLRNQ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WRXMEF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IQYYNE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KPQF8E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LOTTUC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LPNQVP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FF5PKV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TP1I2H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GQ46NE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SMM76A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COKNRJ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COTLBQ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MVIBTS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WYWZHT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RDZHYR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SGQGPF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JF5JYY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ZJVYHZ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JFSCXV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OLJVTT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CZWVFU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HKT1WG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KQ1Y5R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WJDP6Z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YYVUWH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KYINLN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KMTDRR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MZFCCR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ETFXPK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GUJCVZ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WH686C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WOBYKP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AHAAUX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FUIHZB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JPHJNO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YBCOMI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IOMQDL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IPXXKR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FYRTMG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INVZBT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DJUNJE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IONYGO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CHLFOU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KTBTCR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KVOTJO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NBTZYT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FZGJCH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KVOBAX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DJKFMO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SLIANI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YRRNDV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CBUFQT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WGK1TV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SKBRCS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DFBHMZ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EP2F2E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OEKVEX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JRZXCV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EWKHBN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LEUJVY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GLWZPT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GJMIOO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HKERFI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MHXXHC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YYQDMF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YZHCGH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MWXLKU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WSFKMV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FMWJJA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GGBGBK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GUHMBQ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SVXOCK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DEHUMI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EKVZAH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FSUYHW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NIFWC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UAICC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AHNSBA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EVVJZX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SSZDW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IMPWVA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TSMKX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AW7WHH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UBMSC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BN8FJK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MMMJAC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GLRAFH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WLWGP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IFVNHK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YIXGVC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COMAUY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LBQCNP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OJVCXU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OKNISX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FCTEQO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JSSPUK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GKDZEE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KRECPP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VXJYB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WLDTZN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WQHRJP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WQJGRK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ABLHRT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EVKMRD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YSYSVY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YVPECK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NAZHVN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IVLVO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AGVBEC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NCEVMH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DDDBJU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DDJMQE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MLG85D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ZEVGH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29T01:23:48.396506035</dc:date>
    <meta:editing-duration>PT20M34S</meta:editing-duration>
    <meta:editing-cycles>3</meta:editing-cycles>
    <meta:document-statistic meta:table-count="1" meta:cell-count="7910" meta:object-count="0"/>
  </office:meta>
</office:document-meta>
</file>